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adornments="Regular" style:font-family-generic="roman" style:font-pitch="variable" style:font-charset="x-symbol"/>
    <style:font-face style:name="Arial2" svg:font-family="Arial" style:font-family-generic="swiss"/>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line-height-at-least="0.139in"/>
    </style:style>
    <style:style style:name="P2" style:family="paragraph" style:parent-style-name="Standard">
      <style:paragraph-properties style:line-height-at-least="0.139in" fo:text-align="center" style:justify-single-word="false"/>
    </style:style>
    <style:style style:name="P3" style:family="paragraph" style:parent-style-name="Standard">
      <style:paragraph-properties style:line-height-at-least="0.139in"/>
      <style:text-properties style:font-name-complex="Times New Roman" style:font-size-complex="12pt"/>
    </style:style>
    <style:style style:name="P4" style:family="paragraph" style:parent-style-name="Standard">
      <style:paragraph-properties fo:margin-left="0.5in" fo:margin-right="0in" style:line-height-at-least="0.139in" fo:text-indent="0in" style:auto-text-indent="false"/>
    </style:style>
    <style:style style:name="P5" style:family="paragraph" style:parent-style-name="Standard" style:list-style-name="WWNum1">
      <style:paragraph-properties fo:margin-left="0.5in" fo:margin-right="0in" style:line-height-at-least="0.139in" fo:text-indent="0in" style:auto-text-indent="false">
        <style:tab-stops>
          <style:tab-stop style:position="0.5in"/>
        </style:tab-stops>
      </style:paragraph-properties>
    </style:style>
    <style:style style:name="P6" style:family="paragraph" style:parent-style-name="Standard">
      <style:paragraph-properties fo:margin-left="0.5in" fo:margin-right="0in" style:line-height-at-least="0.139in" fo:text-indent="0in" style:auto-text-indent="false"/>
      <style:text-properties style:font-name-complex="Times New Roman" style:font-size-complex="12pt"/>
    </style:style>
    <style:style style:name="P7" style:family="paragraph" style:parent-style-name="Standard">
      <style:paragraph-properties fo:margin-left="0.25in" fo:margin-right="0in" style:line-height-at-least="0.139in" fo:text-indent="0in" style:auto-text-indent="false"/>
      <style:text-properties style:font-name-complex="Times New Roman" style:font-size-complex="12pt"/>
    </style:style>
    <style:style style:name="P8" style:family="paragraph" style:parent-style-name="Standard">
      <style:paragraph-properties fo:margin-left="0.25in" fo:margin-right="0in" style:line-height-at-least="0.139in" fo:text-align="justify" style:justify-single-word="false" fo:text-indent="0in" style:auto-text-indent="false"/>
      <style:text-properties style:font-name-complex="Times New Roman" style:font-size-complex="12pt"/>
    </style:style>
    <style:style style:name="P9" style:family="paragraph" style:parent-style-name="Standard">
      <style:paragraph-properties fo:margin-left="0.25in" fo:margin-right="0in" style:line-height-at-least="0.139in" fo:text-indent="0in" style:auto-text-indent="false"/>
    </style:style>
    <style:style style:name="P10" style:family="paragraph" style:parent-style-name="Standard">
      <style:paragraph-properties fo:margin-left="0.25in" fo:margin-right="0in" style:line-height-at-least="0.139in" fo:text-align="justify" style:justify-single-word="false" fo:text-indent="0in" style:auto-text-indent="false"/>
    </style:style>
    <style:style style:name="P11" style:family="paragraph" style:parent-style-name="Standard">
      <style:paragraph-properties fo:margin-left="0.25in" fo:margin-right="0in" style:line-height-at-least="0.139in" fo:text-indent="0.25in" style:auto-text-indent="false"/>
    </style:style>
    <style:style style:name="P12" style:family="paragraph" style:parent-style-name="Standard">
      <style:paragraph-properties fo:margin-left="0.25in" fo:margin-right="0in" style:line-height-at-least="0.139in" fo:text-indent="0.25in" style:auto-text-indent="false"/>
      <style:text-properties style:font-name-complex="Times New Roman" style:font-size-complex="12pt"/>
    </style:style>
    <style:style style:name="T1" style:family="text">
      <style:text-properties fo:font-size="16pt" fo:language="en" fo:country="none" style:text-underline-style="solid" style:text-underline-width="auto" style:text-underline-color="font-color" style:font-size-asian="16pt" style:font-size-complex="16pt"/>
    </style:style>
    <style:style style:name="T2" style:family="text">
      <style:text-properties fo:font-size="16pt" fo:language="en" fo:country="none" style:text-underline-style="none" style:font-size-asian="16pt" style:font-size-complex="16pt"/>
    </style:style>
    <style:style style:name="T3" style:family="text">
      <style:text-properties style:font-name-complex="Times New Roman" style:font-size-complex="12pt"/>
    </style:style>
    <style:style style:name="T4" style:family="text">
      <style:text-properties fo:font-size="14pt" style:font-size-asian="14pt" style:font-name-complex="Times New Roman" style:font-size-complex="12pt"/>
    </style:style>
    <style:style style:name="T5" style:family="text">
      <style:text-properties fo:font-size="14pt" fo:language="en" fo:country="none" style:font-size-asian="14pt" style:font-name-complex="Times New Roman" style:font-size-complex="12pt"/>
    </style:style>
    <style:style style:name="T6" style:family="text">
      <style:text-properties fo:font-size="12pt" fo:language="en" fo:country="none" style:font-size-asian="12pt" style:font-name-complex="Times New Roman"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text:span text:style-name="T2">Name : Vyom Pathak</text:span></text:p>
        <text:p text:style-name="P2"><text:span text:style-name="T2">ID: 17CEUON038</text:span></text:p>
        <text:p text:style-name="P2"><text:span text:style-name="T2">Roll No. : CE099</text:span></text:p>
        <text:p text:style-name="P2"><text:span text:style-name="T2">Batch: D2</text:span></text:p>
        <text:p text:style-name="P2"><text:span text:style-name="T1"/></text:p>
        <text:p text:style-name="P2"><text:bookmark text:name="_GoBack"/><text:span text:style-name="T1">Photo Editor Management System</text:span></text:p>
        <text:p text:style-name="P3"/>
        <text:p text:style-name="P3"/>
        <text:p text:style-name="P3"/>
        <text:p text:style-name="P1"><text:span text:style-name="T5">Users:</text:span></text:p>
        <text:p text:style-name="P3"/>
        <text:list xml:id="list7703816243487115523" text:style-name="WWNum1">
          <text:list-item>
            <text:p text:style-name="P5"><text:span text:style-name="T6"><text:s/>Admin</text:span></text:p>
          </text:list-item>
          <text:list-item>
            <text:p text:style-name="P5"><text:span text:style-name="T6"><text:s/>Client</text:span></text:p>
          </text:list-item>
        </text:list>
        <text:p text:style-name="P3"/>
        <text:p text:style-name="P1"><text:span text:style-name="T5">INTRODUCTION:</text:span></text:p>
        <text:p text:style-name="P3"/>
        <text:p text:style-name="P1"><text:span text:style-name="T6"><text:s/></text:span><text:span text:style-name="T5">This application is used for editing photos. User can upload the photo to the system and edit according to their needs. The software provides functionalities like image cropping, image RGB value modification, image styling, image flipping along the axis, image rotation. User can than save the edited image in his/her account on the server. Admin can remove user and can add new filters.</text:span></text:p>
        <text:p text:style-name="P3"/>
        <text:p text:style-name="P3"/>
        <text:p text:style-name="P1"><text:span text:style-name="T5">FUNCTIONAL REQUIREMENTS:</text:span></text:p>
        <text:p text:style-name="P1"><text:span text:style-name="T3"><text:s/>→ </text:span><text:span text:style-name="T4">Admin</text:span></text:p>
        <text:p text:style-name="P1"><text:span text:style-name="T4"><text:tab/>R1. Manage User:</text:span></text:p>
        <text:p text:style-name="P1"><text:span text:style-name="T4"><text:tab/>DESCRIPTION: Admin can view all users,remove users according to his/her <text:tab/>desire.</text:span></text:p>
        <text:p text:style-name="P1"><text:span text:style-name="T4"><text:tab/>R1.1 Remove User:</text:span></text:p>
        <text:p text:style-name="P1"><text:soft-page-break/><text:span text:style-name="T4"><text:tab/>INPUT: Admin selects the user.</text:span></text:p>
        <text:p text:style-name="P1"><text:span text:style-name="T4"><text:tab/>OUTPUT: Selected user will be removed.</text:span></text:p>
        <text:p text:style-name="P1"><text:span text:style-name="T4"><text:tab/>R1.2 View Users:</text:span></text:p>
        <text:p text:style-name="P1"><text:span text:style-name="T4"><text:tab/>INPUT: Admin selects view option.</text:span></text:p>
        <text:p text:style-name="P1"><text:span text:style-name="T4"><text:tab/>OUTPUT: User list will be shown</text:span></text:p>
        <text:p text:style-name="P1"><text:span text:style-name="T4">R2 Manage Filters:</text:span></text:p>
        <text:p text:style-name="P1"><text:span text:style-name="T4">DESCRIPTION: Admin can add and delete any filter he/she desires.</text:span></text:p>
        <text:p text:style-name="P1"><text:span text:style-name="T4"><text:tab/>R2.1 Add Filter:</text:span></text:p>
        <text:p text:style-name="P1"><text:span text:style-name="T4"><text:tab/>Input: Filter code .</text:span></text:p>
        <text:p text:style-name="P1"><text:span text:style-name="T4"><text:tab/>Output: Confirmation Status Message will be shown.</text:span></text:p>
        <text:p text:style-name="P1"><text:span text:style-name="T4"><text:tab/>R2.2 Remove Filter:</text:span></text:p>
        <text:p text:style-name="P1"><text:span text:style-name="T4"><text:tab/>Input: Select Filter Code.</text:span></text:p>
        <text:p text:style-name="P1"><text:span text:style-name="T4"><text:tab/>Output: Confirmation Status Message will be shown.</text:span></text:p>
        <text:p text:style-name="P3"/>
        <text:p text:style-name="P1"><text:span text:style-name="T3"><text:s/>→ </text:span><text:span text:style-name="T4">Client</text:span></text:p>
        <text:p text:style-name="P1"><text:span text:style-name="T3"><text:s/></text:span></text:p>
        <text:p text:style-name="P1"><text:span text:style-name="T5">R1. Manage Images:</text:span></text:p>
        <text:p text:style-name="P7"/>
        <text:p text:style-name="P1"><text:span text:style-name="T5">Description: This functionality allows user to upload images on the editor using the local file manager. It also allows user to save the uploaded image in the server after all the processing has been completed. It also allows user to remove image from the editor. User can also download his/her images from his/her account.</text:span></text:p>
        <text:p text:style-name="P7"/>
        <text:p text:style-name="P9"><text:span text:style-name="T5">R1.1 Upload Image:</text:span></text:p>
        <text:p text:style-name="P9"><text:span text:style-name="T5"><text:tab/><text:tab/></text:span></text:p>
        <text:p text:style-name="P11"><text:span text:style-name="T5">INPUT: User selection from file manager for his/her desired image.</text:span></text:p>
        <text:p text:style-name="P7"/>
        <text:p text:style-name="P11"><text:span text:style-name="T5">OUTPUT: Confirmation message.</text:span></text:p>
        <text:p text:style-name="P7"/>
        <text:p text:style-name="P4"><text:soft-page-break/><text:span text:style-name="T5">PROCESS: </text:span><text:span text:style-name="T4">The selected image will be validated i.e. checked if the image <text:s text:c="13"/>uploaded is of the correct format or not.</text:span></text:p>
        <text:p text:style-name="P7"/>
        <text:p text:style-name="P11"><text:span text:style-name="T5">NEXT:</text:span><text:span text:style-name="T6"> </text:span><text:span text:style-name="T5">The user will make his/her desired changes on the image.</text:span></text:p>
        <text:p text:style-name="P11"><text:span text:style-name="T5">EXCEPTION FLOW: If the selected image is not in correct format error will <text:tab/>be thrown.</text:span></text:p>
        <text:p text:style-name="P12"/>
        <text:p text:style-name="P9"><text:span text:style-name="T5">R1.2 Save Image:</text:span></text:p>
        <text:p text:style-name="P9"><text:span text:style-name="T5"><text:tab/></text:span></text:p>
        <text:p text:style-name="P9"><text:span text:style-name="T5"><text:tab/>INPUT: User selects the save option.</text:span></text:p>
        <text:p text:style-name="P7"/>
        <text:p text:style-name="P9"><text:span text:style-name="T5"><text:tab/>OUTPUT: Confirmation message.</text:span></text:p>
        <text:p text:style-name="P7"/>
        <text:p text:style-name="P9"><text:span text:style-name="T5"><text:tab/>PROCESS: The specified the new image will be validated.</text:span></text:p>
        <text:p text:style-name="P7"/>
        <text:p text:style-name="P9"><text:span text:style-name="T5"><text:tab/></text:span><text:bookmark text:name="__DdeLink__3_1541272462"/><text:span text:style-name="T5">EXCEPTION FLOW: If the image is not valid error will be thrown.</text:span></text:p>
        <text:p text:style-name="P9"><text:span text:style-name="T5">R1.3 Remove Image:</text:span></text:p>
        <text:p text:style-name="P9"><text:span text:style-name="T5"><text:tab/>DESCRIPTION: User selected image will be removed.</text:span></text:p>
        <text:p text:style-name="P3"/>
        <text:p text:style-name="P9"><text:span text:style-name="T5"><text:tab/>INPUT: User selection.</text:span></text:p>
        <text:p text:style-name="P7"/>
        <text:p text:style-name="P9"><text:span text:style-name="T5"><text:tab/></text:span><text:span text:style-name="T4">OUTPUT: Confirmation message.</text:span></text:p>
        <text:p text:style-name="P7"/>
        <text:p text:style-name="P9"><text:span text:style-name="T5">R1.4 Download Image:</text:span></text:p>
        <text:p text:style-name="P9"><text:span text:style-name="T5"><text:tab/>DESCRIPTION: User selected image will be downloaded.</text:span></text:p>
        <text:p text:style-name="P3"/>
        <text:p text:style-name="P9"><text:span text:style-name="T5"><text:tab/>INPUT: User selection.</text:span></text:p>
        <text:p text:style-name="P7"/>
        <text:p text:style-name="P9"><text:span text:style-name="T5"><text:tab/></text:span><text:span text:style-name="T4">OUTPUT: Confirmation message.</text:span></text:p>
        <text:p text:style-name="P9"><text:soft-page-break/><text:span text:style-name="T3"><text:tab/></text:span><text:span text:style-name="T5">EXCEPTION FLOW: If the file path is not valid error will be thrown.</text:span></text:p>
        <text:p text:style-name="P9"><text:span text:style-name="T4">R2. Manage Filters:</text:span></text:p>
        <text:p text:style-name="P8"/>
        <text:p text:style-name="P10"><text:span text:style-name="T4">DESCRIPTION: This functionality will allow user to use various type of filter according to his/her desire. It includes: image cropping, brightness adjustment, apply different styles, image flipping, image rotation and image RGB value modification.</text:span></text:p>
        <text:p text:style-name="P7"/>
        <text:p text:style-name="P9"><text:span text:style-name="T4"><text:tab/>R2.1 Manage Crop Filter:</text:span></text:p>
        <text:p text:style-name="P7"/>
        <text:p text:style-name="P9"><text:span text:style-name="T4"><text:tab/>INPUT: User selects the area to be cropped.</text:span></text:p>
        <text:p text:style-name="P7"/>
        <text:p text:style-name="P9"><text:span text:style-name="T4"><text:tab/>OUTPUT: Image transformation will be shown.</text:span></text:p>
        <text:p text:style-name="P7"/>
        <text:p text:style-name="P9"><text:span text:style-name="T4"><text:tab/>R2.2 Manage Rotation Filter: </text:span></text:p>
        <text:p text:style-name="P9"><text:span text:style-name="T4"><text:tab/></text:span></text:p>
        <text:p text:style-name="P4"><text:span text:style-name="T4">DESCRIPTION: User selects which type of rotation to perform and selects the value of rotation.</text:span></text:p>
        <text:p text:style-name="P7"/>
        <text:p text:style-name="P4"><text:span text:style-name="T4">INPUT: User gives degree of rotation and type of rotation.</text:span></text:p>
        <text:p text:style-name="P6"/>
        <text:p text:style-name="P4"><text:span text:style-name="T4">OUTPUT: Image transformation will be shown.<text:tab/></text:span></text:p>
        <text:p text:style-name="P3"/>
        <text:p text:style-name="P11"><text:span text:style-name="T4">R2.3 Manage Flipping Filter:</text:span></text:p>
        <text:p text:style-name="P7"/>
        <text:p text:style-name="P4"><text:span text:style-name="T4">DESCRIPTION: User will select which type of flip to perform horizontal or vertical.</text:span></text:p>
        <text:p text:style-name="P7"/>
        <text:p text:style-name="P9"><text:span text:style-name="T4"><text:tab/>INPUT: User selects type of flip.</text:span></text:p>
        <text:p text:style-name="P7"/>
        <text:p text:style-name="P9"><text:span text:style-name="T5"><text:tab/>OUTPUT: Image transformation will be shown.</text:span></text:p>
        <text:p text:style-name="P7"/>
        <text:p text:style-name="P9"><text:soft-page-break/><text:span text:style-name="T5"><text:tab/>R2.4 Manage Color Filter:</text:span></text:p>
        <text:p text:style-name="P9"><text:span text:style-name="T5"><text:tab/></text:span></text:p>
        <text:p text:style-name="P4"><text:span text:style-name="T5">DESCRIPTION:</text:span><text:span text:style-name="T4"> User will select the appropriate color value for red, green and blue from range 0-255.</text:span><text:span text:style-name="T5"> <text:tab/><text:tab/></text:span></text:p>
        <text:p text:style-name="P7"/>
        <text:p text:style-name="P9"><text:span text:style-name="T5"><text:tab/>INPUT: </text:span><text:span text:style-name="T4">User type of color and give the appropriate color level.</text:span></text:p>
        <text:p text:style-name="P7"/>
        <text:p text:style-name="P9"><text:span text:style-name="T4"><text:tab/>OUTPUT: Image transformation will be shown.</text:span></text:p>
        <text:p text:style-name="P9"><text:span text:style-name="T4"><text:tab/></text:span></text:p>
        <text:p text:style-name="P9"><text:span text:style-name="T4"><text:tab/>R2.5 Manage Brightness Filter:</text:span></text:p>
        <text:p text:style-name="P7"/>
        <text:p text:style-name="P9"><text:span text:style-name="T4"><text:tab/>INPUT: User selects appropriate level of brightness.</text:span></text:p>
        <text:p text:style-name="P7"/>
        <text:p text:style-name="P9"><text:span text:style-name="T4"><text:tab/>OUTPUT: Image transformation will be shown.</text:span></text:p>
        <text:p text:style-name="P1"><text:span text:style-name="T4"><text:s/></text:span></text:p>
        <text:p text:style-name="P9"><text:span text:style-name="T4"><text:tab/>R2.6: Manage Style Filter:</text:span></text:p>
        <text:p text:style-name="P9"><text:span text:style-name="T4"><text:tab/>DESCRIPTION: User can select from a range of different styles like <text:tab/>greyscale, negative effect and Arctic effect.</text:span></text:p>
        <text:p text:style-name="P11"><text:span text:style-name="T4"><text:tab/>INPUT: User selects appropriate styling for the image.</text:span></text:p>
        <text:p text:style-name="P9"><text:span text:style-name="T4"><text:tab/>OUTPUT: Image transformation will be shown.</text:span></text:p>
        <text:p text:style-name="P7"/>
        <text:p text:style-name="P7"/>
        <text:p text:style-name="P7"/>
        <text:p text:style-name="P7"/>
        <text:p text:style-name="P7"/>
        <text:p text:style-name="P7"/>
        <text:p text:style-name="P7"/>
        <text:p text:style-name="P9"><text:span text:style-name="T4">R3. Error Handling:</text:span></text:p>
        <text:p text:style-name="P7"/>
        <text:p text:style-name="P9"><text:soft-page-break/><text:span text:style-name="T4">DESCRIPTION: If during any process error occurs appropriate error message will be displayed. For upload image,saving image,download image or applying filter error handling is done.</text:span></text:p>
        <text:p text:style-name="P7"/>
        <text:p text:style-name="P9"><text:span text:style-name="T4">R3.1 Upload Error: </text:span></text:p>
        <text:p text:style-name="P7"/>
        <text:p text:style-name="P9"><text:span text:style-name="T4">DESCRIPTION: If any type of error occurs during upload user will be prompted with a dialog-box.</text:span></text:p>
        <text:p text:style-name="P9"><text:span text:style-name="T4">INPUT: User selects an image from his/her local machine.</text:span></text:p>
        <text:p text:style-name="P9"><text:span text:style-name="T4">OUTPUT: Message will be prompted to the user.</text:span></text:p>
        <text:p text:style-name="P7"/>
        <text:p text:style-name="P9"><text:span text:style-name="T4">R3.2 Saving Error:</text:span></text:p>
        <text:p text:style-name="P7"/>
        <text:p text:style-name="P9"><text:span text:style-name="T4">DESCRIPTION: If any kind of error occurs during the saving stage of an image, error will be shown to the user.</text:span></text:p>
        <text:p text:style-name="P9"><text:span text:style-name="T4">INPUT: User selects the save option.</text:span></text:p>
        <text:p text:style-name="P9"><text:span text:style-name="T4">OUTPUT: Message will be prompted to the user.</text:span></text:p>
        <text:p text:style-name="P9"><text:span text:style-name="T4">R3.3 Downloading Error:</text:span></text:p>
        <text:p text:style-name="P7"/>
        <text:p text:style-name="P9"><text:span text:style-name="T4">DESCRIPTION: If any kind of error occurs during the downloading stage of an image, error will be shown to the user.</text:span></text:p>
        <text:p text:style-name="P9"><text:span text:style-name="T4">INPUT: User selects the dowload option.</text:span></text:p>
        <text:p text:style-name="P9"><text:span text:style-name="T4">OUTPUT: Message will be prompted to the user.</text:span></text:p>
        <text:p text:style-name="P7"/>
        <text:p text:style-name="P7"/>
        <text:p text:style-name="P9"><text:span text:style-name="T4">R4. Manage User:</text:span></text:p>
        <text:p text:style-name="P9"><text:span text:style-name="T4">DESCRIPTION: User can create new account , login to existing account and remove his/her account.</text:span></text:p>
        <text:p text:style-name="P9"><text:span text:style-name="T4">R4.1 Sign-Up User:</text:span></text:p>
        <text:p text:style-name="P9"><text:span text:style-name="T4">DESCRIPTION: User enters his/her details and will be validated from the database .</text:span></text:p>
        <text:p text:style-name="P9"><text:soft-page-break/><text:span text:style-name="T4">INPUT: User details.</text:span></text:p>
        <text:p text:style-name="P9"><text:span text:style-name="T4">OUTPUT: Confirmation Message. </text:span></text:p>
        <text:p text:style-name="P9"><text:span text:style-name="T4">R4.2 Login User:</text:span></text:p>
        <text:p text:style-name="P9"><text:span text:style-name="T4">DESCRIPTION: User will enter his/her details and will be saved in the database.</text:span></text:p>
        <text:p text:style-name="P9"><text:span text:style-name="T4">INPUT: User details.</text:span></text:p>
        <text:p text:style-name="P9"><text:span text:style-name="T4">OUTPUT: Confirmation Message.</text:span></text:p>
        <text:p text:style-name="P9"><text:span text:style-name="T4">R4.3 Remove User:</text:span></text:p>
        <text:p text:style-name="P9"><text:span text:style-name="T4">DESCRIPTION: <text:s/>User can delete his/her account from the application using the remove option.</text:span></text:p>
        <text:p text:style-name="P9"><text:span text:style-name="T4">INPUT: User selects the remove option.</text:span></text:p>
        <text:p text:style-name="P9"><text:span text:style-name="T4">OUTPUT: Confirmation Message.</text:span></text:p>
        <text:p text:style-name="P7"/>
        <text:p text:style-name="P7"/>
        <text:p text:style-name="P7"/>
        <text:p text:style-name="P3"/>
        <text:p text:style-name="P1"><text:span text:style-name="T5"><text:tab/></text:span></text:p>
        <text:p text:style-name="P1"><text:span text:style-name="T5"><tex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adornments="Regular" style:font-family-generic="roman" style:font-pitch="variable" style:font-charset="x-symbol"/>
    <style:font-face style:name="Arial2" svg:font-family="Arial" style:font-family-generic="swiss"/>
    <style:font-face style:name="Calibri" svg:font-family="Calibri" style:font-family-generic="roman" style:font-pitch="variable"/>
    <style:font-face style:name="Symbol" svg:font-family="Symbo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5%" fo:orphans="0" fo:widows="0" style:writing-mode="lr-tb"/>
      <style:text-properties style:use-window-font-color="true" style:font-name="Calibri" style:font-name-asian="Times New Roman" style:font-name-complex="Calibri1" style:language-complex="hi" style:country-complex="IN"/>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1" style:font-size-complex="14pt" style:language-complex="ar" style:country-complex="SA"/>
    </style:style>
    <style:style style:name="Text_20_body" style:display-name="Text body" style:family="paragraph" style:parent-style-name="Standard" style:default-outline-level="" style:list-style-name="" style:class="text">
      <style:paragraph-properties fo:margin-top="0in" fo:margin-bottom="0.0835in"/>
      <style:text-properties style:language-complex="ar" style:country-complex="SA"/>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language-complex="ar" style:country-complex="SA"/>
    </style:style>
    <style:style style:name="caption" style:family="paragraph" style:parent-style-name="Standard" style:default-outline-level="" style:list-style-name="">
      <style:paragraph-properties fo:margin-top="0.0835in" fo:margin-bottom="0.0835in"/>
      <style:text-properties fo:font-size="12pt" fo:font-style="italic" style:font-size-asian="12pt" style:font-style-asian="italic" style:font-size-complex="12pt" style:language-complex="ar" style:country-complex="SA" style:font-style-complex="italic"/>
    </style:style>
    <style:style style:name="Default_20_Paragraph_20_Font" style:display-name="Default Paragraph Font" style:family="text"/>
    <style:style style:name="RTF_5f_Num_20_2_20_1" style:display-name="RTF_Num 2 1" style:family="text">
      <style:text-properties style:font-name="Symbol" style:font-name-asian="Times New Roman" style:font-name-complex="Symbol2"/>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asian="Times New Roman"/>
    </style:style>
    <style:style style:name="RTF_5f_Num_20_3_20_2" style:display-name="RTF_Num 3 2" style:family="text">
      <style:text-properties style:font-name-asian="Times New Roman"/>
    </style:style>
    <style:style style:name="RTF_5f_Num_20_3_20_3" style:display-name="RTF_Num 3 3" style:family="text">
      <style:text-properties style:font-name-asian="Times New Roman"/>
    </style:style>
    <style:style style:name="RTF_5f_Num_20_3_20_4" style:display-name="RTF_Num 3 4" style:family="text">
      <style:text-properties style:font-name-asian="Times New Roman"/>
    </style:style>
    <style:style style:name="RTF_5f_Num_20_3_20_5" style:display-name="RTF_Num 3 5" style:family="text">
      <style:text-properties style:font-name-asian="Times New Roman"/>
    </style:style>
    <style:style style:name="RTF_5f_Num_20_3_20_6" style:display-name="RTF_Num 3 6" style:family="text">
      <style:text-properties style:font-name-asian="Times New Roman"/>
    </style:style>
    <style:style style:name="RTF_5f_Num_20_3_20_7" style:display-name="RTF_Num 3 7" style:family="text">
      <style:text-properties style:font-name-asian="Times New Roman"/>
    </style:style>
    <style:style style:name="RTF_5f_Num_20_3_20_8" style:display-name="RTF_Num 3 8" style:family="text">
      <style:text-properties style:font-name-asian="Times New Roman"/>
    </style:style>
    <style:style style:name="RTF_5f_Num_20_3_20_9" style:display-name="RTF_Num 3 9" style:family="text">
      <style:text-properties style:font-name-asian="Times New Roman"/>
    </style:style>
    <style:style style:name="RTF_5f_Num_20_4_20_1" style:display-name="RTF_Num 4 1" style:family="text">
      <style:text-properties style:font-name-asian="Times New Roman"/>
    </style:style>
    <style:style style:name="RTF_5f_Num_20_4_20_2" style:display-name="RTF_Num 4 2" style:family="text">
      <style:text-properties style:font-name-asian="Times New Roman"/>
    </style:style>
    <style:style style:name="RTF_5f_Num_20_4_20_3" style:display-name="RTF_Num 4 3" style:family="text">
      <style:text-properties style:font-name-asian="Times New Roman"/>
    </style:style>
    <style:style style:name="RTF_5f_Num_20_4_20_4" style:display-name="RTF_Num 4 4" style:family="text">
      <style:text-properties style:font-name-asian="Times New Roman"/>
    </style:style>
    <style:style style:name="RTF_5f_Num_20_4_20_5" style:display-name="RTF_Num 4 5" style:family="text">
      <style:text-properties style:font-name-asian="Times New Roman"/>
    </style:style>
    <style:style style:name="RTF_5f_Num_20_4_20_6" style:display-name="RTF_Num 4 6" style:family="text">
      <style:text-properties style:font-name-asian="Times New Roman"/>
    </style:style>
    <style:style style:name="RTF_5f_Num_20_4_20_7" style:display-name="RTF_Num 4 7" style:family="text">
      <style:text-properties style:font-name-asian="Times New Roman"/>
    </style:style>
    <style:style style:name="RTF_5f_Num_20_4_20_8" style:display-name="RTF_Num 4 8" style:family="text">
      <style:text-properties style:font-name-asian="Times New Roman"/>
    </style:style>
    <style:style style:name="RTF_5f_Num_20_4_20_9" style:display-name="RTF_Num 4 9" style:family="text">
      <style:text-properties style:font-name-asian="Times New Roman"/>
    </style:style>
    <style:style style:name="RTF_5f_Num_20_5_20_1" style:display-name="RTF_Num 5 1" style:family="text">
      <style:text-properties style:font-name="Symbol" style:font-name-asian="Times New Roman" style:font-name-complex="Symbol2"/>
    </style:style>
    <style:style style:name="ListLabel_20_1" style:display-name="ListLabel 1" style:family="text">
      <style:text-properties style:font-name-asian="Times New Roman" style:font-name-complex="Symbo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5">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8">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yom Pathak</meta:initial-creator>
    <meta:editing-cycles>2</meta:editing-cycles>
    <meta:creation-date>2019-12-28T09:43:00</meta:creation-date>
    <dc:date>2019-12-29T22:10:22.88</dc:date>
    <meta:editing-duration>P0D</meta:editing-duration>
    <meta:generator>OpenOffice/4.1.5$Win32 OpenOffice.org_project/415m1$Build-9789</meta:generator>
    <meta:document-statistic meta:table-count="0" meta:image-count="0" meta:object-count="0" meta:page-count="7" meta:paragraph-count="112" meta:word-count="806" meta:character-count="51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